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90000001263A08E5A510D3D1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9211e" draw:textarea-horizontal-align="justify" draw:textarea-vertical-align="middle" draw:auto-grow-height="false" fo:min-height="0.812cm" fo:min-width="0.5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9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639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026cm" fo:min-width="8.591cm"/>
      <style:paragraph-properties style:writing-mode="lr-tb"/>
    </style:style>
    <style:style style:name="gr7" style:family="graphic" style:parent-style-name="objectwithoutfill">
      <style:graphic-properties svg:stroke-width="0.3cm" svg:stroke-color="#000000" draw:marker-start-width="0.65cm" draw:marker-end-width="0.65cm" svg:stroke-linecap="square" draw:fill="none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51cm" fo:min-width="8.591cm"/>
      <style:paragraph-properties style:writing-mode="lr-tb"/>
    </style:style>
    <style:style style:name="gr9" style:family="graphic" style:parent-style-name="standard">
      <style:graphic-properties draw:stroke="solid" svg:stroke-width="0cm" svg:stroke-color="#000000" draw:marker-start-width="0.2cm" draw:marker-end-width="0.2cm" draw:fill="none" draw:fill-color="#ffffff" draw:textarea-horizontal-align="left" draw:auto-grow-height="true" draw:auto-grow-width="true" fo:min-height="2.051cm" fo:min-width="8.591cm" fo:padding-top="0.125cm" fo:padding-bottom="0.125cm" fo:padding-left="0.25cm" fo:padding-right="0.25cm"/>
      <style:paragraph-properties style:writing-mode="lr-tb"/>
    </style:style>
    <style:style style:name="gr10" style:family="graphic" style:parent-style-name="objectwithoutfill">
      <style:graphic-properties svg:stroke-width="0.3cm" svg:stroke-color="#c9211e" draw:marker-start-width="0.65cm" draw:marker-end-width="0.65cm" svg:stroke-linecap="square" draw:fill="none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2cm" fo:min-width="7.564cm"/>
      <style:paragraph-properties style:writing-mode="lr-tb"/>
    </style:style>
    <style:style style:name="gr12" style:family="graphic" style:parent-style-name="objectwithoutfill">
      <style:graphic-properties svg:stroke-width="0.2cm" draw:marker-start-width="0.5cm" draw:marker-end="Arrowheads_20_1" draw:marker-end-width="0.6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textarea-horizontal-align="justify" draw:textarea-vertical-align="middle" draw:auto-grow-height="false" fo:min-height="0.882cm" fo:min-width="1.382cm"/>
      <style:paragraph-properties style:writing-mode="lr-tb"/>
    </style:style>
    <style:style style:name="gr14" style:family="graphic" style:parent-style-name="objectwithoutfill">
      <style:graphic-properties svg:stroke-width="0.2cm" svg:stroke-color="#cd5c5c" draw:marker-start-width="0.5cm" draw:marker-end="Arrowheads_20_1" draw:marker-end-width="0.6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fill="solid" draw:fill-color="#c9211e" draw:textarea-horizontal-align="justify" draw:textarea-vertical-align="middle" draw:auto-grow-height="false" fo:min-height="1.25cm" fo:min-width="0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1cm" fo:min-width="1.40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.4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1.4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9cm" fo:min-width="1.404cm"/>
      <style:paragraph-properties style:writing-mode="lr-tb"/>
    </style:style>
    <style:style style:name="gr20" style:family="graphic" style:parent-style-name="objectwithoutfill">
      <style:graphic-properties svg:stroke-width="0.2cm" svg:stroke-color="#cd5c5c" draw:marker-start-width="0.5cm" draw:marker-end="Arrowheads_20_2" draw:marker-end-width="0.6cm" draw:fill="none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1cm" fo:min-width="1.405cm"/>
      <style:paragraph-properties style:writing-mode="lr-tb"/>
    </style:style>
    <style:style style:name="gr22" style:family="graphic" style:parent-style-name="objectwithoutfill">
      <style:graphic-properties svg:stroke-width="0.2cm" draw:marker-start-width="0.5cm" draw:marker-end="Arrowheads_20_2" draw:marker-end-width="0.6cm" draw:fill="none" draw:textarea-vertical-align="middle" fo:padding-top="0.225cm" fo:padding-bottom="0.225cm" fo:padding-left="0.35cm" fo:padding-right="0.35cm"/>
    </style:style>
    <style:style style:name="gr23" style:family="graphic" style:parent-style-name="standard" style:list-style-name="L2">
      <style:graphic-properties draw:stroke="solid" svg:stroke-color="#000000" draw:fill="none" draw:fill-color="#ffffff" draw:textarea-horizontal-align="left" draw:auto-grow-height="true" draw:auto-grow-width="true" fo:min-height="4.253cm" fo:min-width="23.865cm"/>
      <style:paragraph-properties style:writing-mode="lr-tb"/>
    </style:style>
    <style:style style:name="gr24" style:family="graphic" style:parent-style-name="objectwithoutfill">
      <style:graphic-properties svg:stroke-width="0.3cm" svg:stroke-color="#0000ff" draw:marker-start-width="0.65cm" draw:marker-end-width="0.65cm" svg:stroke-linecap="square" draw:fill="none" draw:textarea-vertical-align="middle" fo:padding-top="0.275cm" fo:padding-bottom="0.275cm" fo:padding-left="0.4cm" fo:padding-right="0.4cm"/>
    </style:style>
    <style:style style:name="gr25" style:family="graphic" style:parent-style-name="standard">
      <style:graphic-properties draw:stroke="solid" svg:stroke-width="0.3cm" svg:stroke-color="#000000" draw:marker-start-width="0.65cm" draw:marker-end-width="0.65cm" draw:fill="solid" draw:fill-color="#e0ffff" draw:textarea-horizontal-align="left" draw:auto-grow-height="true" draw:auto-grow-width="true" fo:min-height="9.95cm" fo:min-width="26.2cm" fo:padding-top="0.275cm" fo:padding-bottom="0.275cm" fo:padding-left="0.4cm" fo:padding-right="0.4cm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4.654cm"/>
      <style:paragraph-properties style:writing-mode="lr-tb"/>
    </style:style>
    <style:style style:name="gr27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28" style:family="graphic" style:parent-style-name="standard">
      <style:graphic-properties draw:stroke="none" draw:fill="none" fo:min-height="0.945cm"/>
      <style:paragraph-properties style:writing-mode="lr-tb"/>
    </style:style>
    <style:style style:name="gr29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6.957cm"/>
      <style:paragraph-properties style:writing-mode="lr-tb"/>
    </style:style>
    <style:style style:name="gr30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15.792cm"/>
      <style:paragraph-properties style:writing-mode="lr-tb"/>
    </style:style>
    <style:style style:name="gr31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2.711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5.014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3.957cm"/>
      <style:paragraph-properties style:writing-mode="lr-tb"/>
    </style:style>
    <style:style style:name="gr34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6.644cm"/>
      <style:paragraph-properties style:writing-mode="lr-tb"/>
    </style:style>
    <style:style style:name="gr35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5.171cm"/>
      <style:paragraph-properties style:writing-mode="lr-tb"/>
    </style:style>
    <style:style style:name="gr36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5.624cm"/>
      <style:paragraph-properties style:writing-mode="lr-tb"/>
    </style:style>
    <style:style style:name="gr37" style:family="graphic" style:parent-style-name="standard">
      <style:graphic-properties draw:stroke="none" draw:fill="none" fo:min-height="1.889cm"/>
      <style:paragraph-properties style:writing-mode="lr-tb"/>
    </style:style>
    <style:style style:name="pr1" style:family="presentation" style:parent-style-name="Default-outline1">
      <style:graphic-properties fo:min-height="8.88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5.422cm"/>
      <style:paragraph-properties style:writing-mode="lr-tb"/>
    </style:style>
    <style:style style:name="pr6" style:family="presentation" style:parent-style-name="Default-title">
      <style:graphic-properties fo:min-height="2.68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5cm" fo:margin-bottom="0cm" fo:text-align="center" fo:text-indent="0cm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="solid" draw:fill-color="#c9211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  <style:text-properties fo:font-size="22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26pt" style:font-size-asian="22pt" style:font-size-complex="22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solid" draw:fill-color="#c9211e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22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6pt"/>
    </style:style>
    <style:style style:name="P20" style:family="paragraph">
      <loext:graphic-properties draw:fill="solid" draw:fill-color="#e0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solid" draw:fill-color="#fffff0"/>
      <style:paragraph-properties style:writing-mode="lr-tb"/>
      <style:text-properties fo:font-size="26pt" style:font-size-asian="26pt" style:font-size-complex="26pt"/>
    </style:style>
    <style:style style:name="P22" style:family="paragraph">
      <loext:graphic-properties draw:fill="none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31pt" style:font-size-asian="31pt" style:font-size-complex="31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en" fo:country="GB" fo:font-weight="bold" style:font-weight-asian="bold" style:font-weight-complex="bold"/>
    </style:style>
    <style:style style:name="T7" style:family="text">
      <style:text-properties fo:language="en" fo:country="GB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style:font-size-asian="20pt" style:font-size-complex="20pt"/>
    </style:style>
    <style:style style:name="T13" style:family="text">
      <style:text-properties fo:color="#c9211e" loext:opacity="100%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cd5c5c" loext:opacity="100%" fo:font-size="26pt" fo:font-weight="bold" style:font-size-asian="22pt" style:font-weight-asian="bold" style:font-size-complex="22pt" style:font-weight-complex="bold"/>
    </style:style>
    <style:style style:name="T15" style:family="text">
      <style:text-properties fo:color="#0000ff" loext:opacity="100%" fo:font-size="26pt" fo:font-weight="bold" style:font-size-asian="22pt" style:font-weight-asian="bold" style:font-size-complex="22pt" style:font-weight-complex="bold"/>
    </style:style>
    <style:style style:name="T16" style:family="text">
      <style:text-properties fo:color="#00008b" loext:opacity="100%" fo:font-size="26pt" fo:font-weight="bold" style:font-size-asian="22pt" style:font-weight-asian="bold" style:font-size-complex="22pt" style:font-weight-complex="bold"/>
    </style:style>
    <style:style style:name="T17" style:family="text">
      <style:text-properties fo:color="#000000" loext:opacity="100%" fo:font-size="26pt" fo:font-weight="bold" style:font-size-asian="22pt" style:font-weight-asian="bold" style:font-size-complex="22pt" style:font-weight-complex="bold"/>
    </style:style>
    <style:style style:name="T18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6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PingFang SC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PingFang SC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28pt" fo:font-weight="bold" style:font-size-asian="28pt" style:font-weight-asian="bold" style:font-size-complex="28pt" style:font-weight-complex="bold"/>
    </style:style>
    <style:style style:name="T26" style:family="text">
      <style:text-properties fo:font-size="28pt" style:font-size-asian="32pt" style:font-size-complex="32pt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3" draw:layer="layout" svg:width="23.5cm" svg:height="10cm" svg:x="2.3cm" svg:y="2.7cm" presentation:class="outline" presentation:user-transformed="true">
          <draw:text-box>
            <text:p text:style-name="P1"><text:span text:style-name="T1">Encrypted ESP Ping </text:span></text:p>
            <text:p text:style-name="P1"><text:span text:style-name="T2">draft-antony-ipsecme-encrypted-esp-ping-04</text:span></text:p>
            <text:p text:style-name="P1"><text:span text:style-name="T2"/></text:p>
            <text:p text:style-name="P2"><text:span text:style-name="T3">IETF 121, Dublin, November 2024</text:span></text:p>
            <text:p text:style-name="P1"><text:span text:style-name="T3">Antony Antony &lt;antony.antony@secunet.com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3" draw:layer="layout" svg:width="25.199cm" svg:height="2.629cm" svg:x="1.4cm" svg:y="0.628cm" presentation:class="title">
          <draw:text-box>
            <text:p>Problem Statement </text:p>
          </draw:text-box>
        </draw:frame>
        <draw:frame presentation:style-name="pr1" draw:text-style-name="P3" draw:layer="layout" svg:width="25.199cm" svg:height="9.815cm" svg:x="1.4cm" svg:y="3.685cm" presentation:class="outline" presentation:user-transformed="true">
          <draw:text-box>
            <text:list text:style-name="L1">
              <text:list-item>
                <text:p>Diagnose ESP after IKE is established</text:p>
              </text:list-item>
              <text:list-item>
                <text:p>ESP packets do not share fate with IKE</text:p>
              </text:list-item>
              <text:list-item>
                <text:p>IKE might succeed but ESP packets are dropped</text:p>
              </text:list-item>
              <text:list-item>
                <text:p>Hard to detect and recover</text:p>
              </text:list-item>
              <text:list-item>
                <text:p>Data traffic is blackholed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Use cases</text:p>
          </draw:text-box>
        </draw:frame>
        <draw:frame presentation:style-name="pr1" draw:text-style-name="P3" draw:layer="layout" svg:width="25.199cm" svg:height="9.134cm" svg:x="1.4cm" svg:y="4.285cm" presentation:class="outline" presentation:user-transformed="true">
          <draw:text-box>
            <text:list text:style-name="L1">
              <text:list-item>
                <text:p>Diagnose ESP Blocked or Filtered </text:p>
              </text:list-item>
              <text:list-item>
                <text:p>Probing Multiple ESP Paths to same end point </text:p>
              </text:list-item>
              <text:list-item>
                <text:p>Probe Return Path</text:p>
                <text:list>
                  <text:list-item>
                    <text:p>ESP is two unidirectional Security Associ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3" draw:layer="layout" svg:width="25.199cm" svg:height="2.629cm" svg:x="1.4cm" svg:y="0.628cm" presentation:class="title">
          <draw:text-box>
            <text:p>Since IETF 120 </text:p>
          </draw:text-box>
        </draw:frame>
        <draw:frame presentation:style-name="pr1" draw:text-style-name="P3" draw:layer="layout" svg:width="25.199cm" svg:height="10.315cm" svg:x="1.4cm" svg:y="3.685cm" presentation:class="outline" presentation:user-transformed="true">
          <draw:text-box>
            <text:list text:style-name="L1">
              <text:list-item>
                <text:p><text:span text:style-name="T4">-04 new version of the I.D.</text:span></text:p>
                <text:list>
                  <text:list-item>
                    <text:p>fix IP-TFS subtype</text:p>
                  </text:list-item>
                  <text:list-item>
                    <text:p><text:span text:style-name="T5">IKEv2 Notify: </text:span><text:span text:style-name="T6">ENCRYPTED_PING_SUPPORTED</text:span></text:p>
                  </text:list-item>
                  <text:list-item>
                    <text:p text:style-name="P7"><text:span text:style-name="T7">Re-phrasing ot text.</text:span></text:p>
                  </text:list-item>
                </text:list>
              </text:list-item>
              <text:list-item>
                <text:p><text:span text:style-name="T4">From hallway chats: there is interest in this work</text:span>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text-style-name="P3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1" draw:text-style-name="P3" draw:layer="layout" svg:width="25.199cm" svg:height="9.134cm" svg:x="1.4cm" svg:y="3.685cm" presentation:class="outline">
          <draw:text-box>
            <text:list text:style-name="L1">
              <text:list-header>
                <text:p/>
              </text:list-header>
            </text:list>
            <text:p text:style-name="P1"><text:span text:style-name="T8">Questions/Feedback?</text:span><text:span text:style-name="T8"><text:line-break/></text:span><text:span text:style-name="T8"> </text:span></text:p>
            <text:p text:style-name="P1"><text:span text:style-name="T8">Call for WG Adoption</text:span></text:p>
            <text:p text:style-name="P1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text-style-name="P3" draw:layer="layout" svg:width="25.199cm" svg:height="5.422cm" svg:x="1.801cm" svg:y="5cm" presentation:class="title" presentation:user-transformed="true">
          <draw:text-box>
            <text:p>Extra Slides<text:line-break/>Backup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3" draw:layer="layout" svg:width="25.199cm" svg:height="2.681cm" svg:x="1.4cm" svg:y="0.502cm" presentation:class="title" presentation:user-transformed="true">
          <draw:text-box>
            <text:p>Why not ping over IPsec?<text:line-break/><text:span text:style-name="T9">IPsec gateways has no IP from policy</text:span></text:p>
          </draw:text-box>
        </draw:frame>
        <draw:custom-shape draw:style-name="gr2" draw:text-style-name="P8" draw:layer="layout" svg:width="1.5cm" svg:height="1.5cm" svg:x="7.201cm" svg:y="6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0.68cm" svg:height="0.962cm" svg:x="0.804cm" svg:y="2.877cm">
          <draw:text-box>
            <text:p><text:span text:style-name="T10"><text:s/></text:span></text:p>
          </draw:text-box>
        </draw:frame>
        <draw:frame draw:style-name="gr4" draw:text-style-name="P10" draw:layer="layout" svg:width="2.792cm" svg:height="1.119cm" svg:x="7.732cm" svg:y="5.401cm">
          <draw:text-box>
            <text:p><text:span text:style-name="T11">sunset</text:span></text:p>
          </draw:text-box>
        </draw:frame>
        <draw:frame draw:style-name="gr5" draw:text-style-name="P11" draw:layer="layout" svg:width="3.139cm" svg:height="1.119cm" svg:x="0.632cm" svg:y="5.289cm">
          <draw:text-box>
            <text:p><text:span text:style-name="T12">pacifica</text:span></text:p>
          </draw:text-box>
        </draw:frame>
        <draw:frame draw:style-name="gr6" draw:text-style-name="P12" draw:layer="layout" svg:width="9.091cm" svg:height="1.276cm" svg:x="1.051cm" svg:y="8.451cm">
          <draw:text-box>
            <text:p><text:span text:style-name="T13">eth0: 192.0.2.125/25</text:span></text:p>
          </draw:text-box>
        </draw:frame>
        <draw:connector draw:style-name="gr7" draw:text-style-name="P13" draw:layer="layout" draw:type="line" svg:x1="16.701cm" svg:y1="7.051cm" svg:x2="25.001cm" svg:y2="7.001cm" draw:start-shape="id1" draw:start-glue-point="7" svg:d="M16701 7051l8300-50" svg:viewBox="0 0 8301 51">
          <text:p/>
        </draw:connector>
        <draw:frame draw:style-name="gr8" draw:text-style-name="P14" draw:layer="layout" svg:width="9.091cm" svg:height="2.301cm" svg:x="7.015cm" svg:y="3.328cm">
          <draw:text-box>
            <text:p><text:span text:style-name="T14">eth0: 192.0.1.126/25</text:span></text:p>
            <text:p><text:span text:style-name="T15">eth1: 192.0.1.252/25</text:span></text:p>
          </draw:text-box>
        </draw:frame>
        <draw:frame draw:style-name="gr9" draw:text-style-name="P14" draw:layer="layout" svg:width="9.091cm" svg:height="2.301cm" svg:x="15.215cm" svg:y="7.701cm">
          <draw:text-box>
            <text:p><text:span text:style-name="T16">eth0: 192.0.1.254/25</text:span></text:p>
            <text:p><text:span text:style-name="T17">eth1: 192.1.1.45/24</text:span></text:p>
          </draw:text-box>
        </draw:frame>
        <draw:connector draw:style-name="gr10" draw:text-style-name="P13" draw:layer="layout" draw:type="line" svg:x1="1.5cm" svg:y1="7.1cm" svg:x2="8cm" svg:y2="7cm" svg:d="M1500 7100l6500-100" svg:viewBox="0 0 6501 101">
          <text:p/>
        </draw:connector>
        <draw:frame draw:style-name="gr11" draw:text-style-name="P10" draw:layer="layout" svg:width="8.064cm" svg:height="2.272cm" svg:x="19.7cm" svg:y="3.328cm">
          <draw:text-box>
            <text:p><text:span text:style-name="T18">eth0: 192.0.2.254/24</text:span></text:p>
            <text:p><text:span text:style-name="T19">eth1: 192.1.2.23/24</text:span></text:p>
          </draw:text-box>
        </draw:frame>
        <draw:line draw:style-name="gr12" draw:text-style-name="P13" draw:layer="layout" svg:x1="15.215cm" svg:y1="7.701cm" svg:x2="15.201cm" svg:y2="8.651cm">
          <text:p/>
        </draw:line>
        <draw:custom-shape draw:style-name="gr13" draw:text-style-name="P15" xml:id="id1" draw:id="id1" draw:layer="layout" svg:width="2.35cm" svg:height="1.6cm" svg:x="14.351cm" svg:y="6.251cm">
          <text:p text:style-name="P15"><text:span text:style-name="T10">west</text:span></text:p>
          <text:p text:style-name="P15"><text:span text:style-name="T10">ESP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4" draw:text-style-name="P13" draw:layer="layout" svg:x1="1.551cm" svg:y1="7.751cm" svg:x2="1.551cm" svg:y2="8.501cm">
          <text:p/>
        </draw:line>
        <draw:custom-shape draw:style-name="gr15" draw:text-style-name="P16" draw:layer="layout" svg:width="1cm" svg:height="1.5cm" svg:x="0.851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2.199cm" svg:height="1.311cm" svg:x="1.901cm" svg:y="6.989cm">
          <draw:text-box>
            <text:p><text:span text:style-name="T11">eth0</text:span></text:p>
          </draw:text-box>
        </draw:frame>
        <draw:frame draw:style-name="gr17" draw:text-style-name="P10" draw:layer="layout" svg:width="2.149cm" svg:height="1.3cm" svg:x="8.351cm" svg:y="7cm">
          <draw:text-box>
            <text:p><text:span text:style-name="T11">eth1</text:span></text:p>
          </draw:text-box>
        </draw:frame>
        <draw:frame draw:style-name="gr18" draw:text-style-name="P17" draw:layer="layout" svg:width="2.549cm" svg:height="1.119cm" svg:x="16.451cm" svg:y="5.939cm">
          <draw:text-box>
            <text:p><text:span text:style-name="T20">eth1</text:span></text:p>
          </draw:text-box>
        </draw:frame>
        <draw:frame draw:style-name="gr19" draw:text-style-name="P10" draw:layer="layout" svg:width="2.051cm" svg:height="1.499cm" svg:x="23cm" svg:y="5.901cm">
          <draw:text-box>
            <text:p><text:span text:style-name="T11">eth1</text:span></text:p>
          </draw:text-box>
        </draw:frame>
        <draw:line draw:style-name="gr20" draw:text-style-name="P13" draw:layer="layout" svg:x1="7.506cm" svg:y1="6.546cm" svg:x2="7.506cm" svg:y2="5.546cm">
          <text:p/>
        </draw:line>
        <draw:frame draw:style-name="gr21" draw:text-style-name="P17" draw:layer="layout" svg:width="2.251cm" svg:height="1.561cm" svg:x="12.4cm" svg:y="5.939cm">
          <draw:text-box>
            <text:p><text:span text:style-name="T20">eth0</text:span></text:p>
          </draw:text-box>
        </draw:frame>
        <draw:line draw:style-name="gr22" draw:text-style-name="P13" draw:layer="layout" svg:x1="26.801cm" svg:y1="6.501cm" svg:x2="26.801cm" svg:y2="5.401cm">
          <text:p/>
        </draw:line>
        <draw:frame draw:style-name="gr18" draw:text-style-name="P11" draw:layer="layout" svg:width="2.301cm" svg:height="1.119cm" svg:x="5.3cm" svg:y="6.001cm">
          <draw:text-box>
            <text:p><text:span text:style-name="T12">eth0</text:span></text:p>
          </draw:text-box>
        </draw:frame>
        <draw:custom-shape draw:style-name="gr13" draw:text-style-name="P15" draw:layer="layout" svg:width="2.35cm" svg:height="1.6cm" svg:x="24.751cm" svg:y="6.251cm">
          <text:p text:style-name="P15"><text:span text:style-name="T10">east</text:span></text:p>
          <text:p text:style-name="P15"><text:span text:style-name="T10">ESP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3" draw:text-style-name="P19" draw:layer="layout" svg:width="24.365cm" svg:height="4.503cm" svg:x="2.1cm" svg:y="10.1cm">
          <draw:text-box>
            <text:p text:style-name="P18"><text:span text:style-name="T21">xfrm policy 192.0.2.125/25 <text:s/>&lt;-&gt; </text:span><text:span text:style-name="T22">192.0.2.0/24</text:span></text:p>
            <text:p text:style-name="P18"><text:span text:style-name="T21">xfrm state <text:s/>192.1.2.23 &lt;=&gt; 192.1.2.45 SPI </text:span><text:span text:style-name="T23">0xAABBCCDD</text:span></text:p>
            <text:p text:style-name="P18"><text:span text:style-name="T22"/></text:p>
            <text:p text:style-name="P18"><text:span text:style-name="T24">espping <text:s/>-s 0xAABBCCDD -I 192.1.2.45</text:span><text:span text:style-name="T25"> 192.1.2.23 <text:s/></text:span></text:p>
          </draw:text-box>
        </draw:frame>
        <draw:connector draw:style-name="gr24" draw:text-style-name="P13" draw:layer="layout" draw:type="line" svg:x1="8.751cm" svg:y1="7.1cm" svg:x2="14.251cm" svg:y2="7cm" svg:d="M8751 7100l5500-100" svg:viewBox="0 0 5501 101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text-style-name="P3" draw:layer="layout" svg:width="25.599cm" svg:height="2.629cm" svg:x="1cm" svg:y="0.628cm" presentation:class="title" presentation:user-transformed="true">
          <draw:text-box>
            <text:p>Example</text:p>
          </draw:text-box>
        </draw:frame>
        <draw:frame presentation:style-name="pr1" draw:text-style-name="P3" draw:layer="layout" svg:width="25.799cm" svg:height="9.134cm" svg:x="1cm" svg:y="4.285cm" presentation:class="outline" presentation:user-transformed="true">
          <draw:text-box>
            <text:list text:style-name="L1">
              <text:list-item>
                <text:p text:style-name="P5"><text:span text:style-name="T3">espping -s &lt;size&gt; -I &lt;src ip&gt; [--spi &lt;spi&gt;] &lt;dst ip&gt;</text:span></text:p>
                <text:p text:style-name="P5"/>
              </text:list-item>
              <text:list-item>
                <text:p><text:span text:style-name="T26">espping -I 192.1.2.23 –spi 0xAABBCCDD 192.1.2.45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text-style-name="P3" draw:layer="layout" svg:width="27cm" svg:height="2.629cm" svg:x="0.4cm" svg:y="0.628cm" presentation:class="title" presentation:user-transformed="true">
          <draw:text-box>
            <text:p>Packet format : Request</text:p>
          </draw:text-box>
        </draw:frame>
        <draw:frame draw:style-name="gr25" draw:text-style-name="P20" draw:layer="layout" svg:width="27cm" svg:height="10.5cm" svg:x="0.4cm" svg:y="3.7cm">
          <draw:text-box>
            <text:p><text:span text:style-name="T27">IP Header</text:span></text:p>
          </draw:text-box>
        </draw:frame>
        <draw:frame draw:style-name="gr26" draw:text-style-name="P21" draw:layer="layout" svg:width="5.154cm" svg:height="1.5cm" svg:x="1cm" svg:y="5.2cm">
          <draw:text-box>
            <text:p><text:span text:style-name="T28">Protocol 50</text:span></text:p>
          </draw:text-box>
        </draw:frame>
        <draw:line draw:style-name="gr27" draw:text-style-name="P13" draw:layer="layout" svg:x1="10.3cm" svg:y1="3.7cm" svg:x2="10.3cm" svg:y2="7.2cm">
          <text:p/>
        </draw:line>
        <draw:frame draw:style-name="gr28" draw:text-style-name="P22" draw:layer="layout" svg:width="3.982cm" svg:height="1.195cm" svg:x="11.3cm" svg:y="4.005cm">
          <draw:text-box>
            <text:p><text:span text:style-name="T27">ESP</text:span></text:p>
          </draw:text-box>
        </draw:frame>
        <draw:frame draw:style-name="gr29" draw:text-style-name="P21" draw:layer="layout" svg:width="7.457cm" svg:height="1.5cm" svg:x="13cm" svg:y="5.3cm">
          <draw:text-box>
            <text:p><text:span text:style-name="T28">Next Header 144</text:span></text:p>
          </draw:text-box>
        </draw:frame>
        <draw:frame draw:style-name="gr28" draw:text-style-name="P22" draw:layer="layout" svg:width="10cm" svg:height="1.195cm" svg:x="0.5cm" svg:y="7.6cm">
          <draw:text-box>
            <text:p><text:span text:style-name="T27">AGGFRAG_PAYLOAD</text:span></text:p>
          </draw:text-box>
        </draw:frame>
        <draw:frame draw:style-name="gr30" draw:text-style-name="P21" draw:layer="layout" svg:width="16.292cm" svg:height="1.5cm" svg:x="10.239cm" svg:y="7.9cm">
          <draw:text-box>
            <text:p><text:span text:style-name="T28">Sub-type (2) ESP-ECHO-REQUEST</text:span></text:p>
          </draw:text-box>
        </draw:frame>
        <draw:line draw:style-name="gr27" draw:text-style-name="P13" draw:layer="layout" svg:x1="0.5cm" svg:y1="7.2cm" svg:x2="27.3cm" svg:y2="7.2cm">
          <text:p/>
        </draw:line>
        <draw:frame draw:style-name="gr31" draw:text-style-name="P21" draw:layer="layout" svg:width="3.211cm" svg:height="1.5cm" svg:x="7.2cm" svg:y="10cm">
          <draw:text-box>
            <text:p><text:span text:style-name="T28">R Flag</text:span></text:p>
          </draw:text-box>
        </draw:frame>
        <draw:frame draw:style-name="gr32" draw:text-style-name="P21" draw:layer="layout" svg:width="5.514cm" svg:height="1.5cm" svg:x="11.3cm" svg:y="10cm">
          <draw:text-box>
            <text:p><text:span text:style-name="T28">Data Length</text:span></text:p>
          </draw:text-box>
        </draw:frame>
        <draw:frame draw:style-name="gr33" draw:text-style-name="P21" draw:layer="layout" svg:width="4.457cm" svg:height="1.5cm" svg:x="1.043cm" svg:y="12.2cm">
          <draw:text-box>
            <text:p><text:span text:style-name="T28">Identifier</text:span></text:p>
          </draw:text-box>
        </draw:frame>
        <draw:frame draw:style-name="gr34" draw:text-style-name="P21" draw:layer="layout" svg:width="7.144cm" svg:height="1.5cm" svg:x="17.6cm" svg:y="10cm">
          <draw:text-box>
            <text:p><text:span text:style-name="T28">Return Path SPI</text:span></text:p>
          </draw:text-box>
        </draw:frame>
        <draw:frame draw:style-name="gr35" draw:text-style-name="P21" draw:layer="layout" svg:width="5.671cm" svg:height="1.5cm" svg:x="7.2cm" svg:y="12.2cm">
          <draw:text-box>
            <text:p><text:span text:style-name="T28">Sequence # </text:span></text:p>
          </draw:text-box>
        </draw:frame>
        <draw:frame draw:style-name="gr36" draw:text-style-name="P21" draw:layer="layout" svg:width="6.124cm" svg:height="1.5cm" svg:x="15.501cm" svg:y="12.2cm">
          <draw:text-box>
            <text:p><text:span text:style-name="T28">Optional Data</text:span></text:p>
          </draw:text-box>
        </draw:frame>
        <draw:line draw:style-name="gr27" draw:text-style-name="P13" draw:layer="layout" svg:x1="0.5cm" svg:y1="9.7cm" svg:x2="27.3cm" svg:y2="9.7cm">
          <text:p/>
        </draw:line>
        <draw:frame draw:style-name="gr37" draw:text-style-name="P22" draw:layer="layout" svg:width="6.182cm" svg:height="2.139cm" svg:x="0.818cm" svg:y="10.061cm">
          <draw:text-box>
            <text:p><text:span text:style-name="T27">Echo Paylo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text-style-name="P3" draw:layer="layout" svg:width="27cm" svg:height="2.629cm" svg:x="0.5cm" svg:y="0.628cm" presentation:class="title" presentation:user-transformed="true">
          <draw:text-box>
            <text:p>Packet format : Response</text:p>
          </draw:text-box>
        </draw:frame>
        <draw:frame draw:style-name="gr25" draw:text-style-name="P20" draw:layer="layout" svg:width="27cm" svg:height="10.5cm" svg:x="0.5cm" svg:y="3.6cm">
          <draw:text-box>
            <text:p><text:span text:style-name="T27">IP Header</text:span></text:p>
          </draw:text-box>
        </draw:frame>
        <draw:frame draw:style-name="gr26" draw:text-style-name="P21" draw:layer="layout" svg:width="5.154cm" svg:height="1.5cm" svg:x="1.1cm" svg:y="5.1cm">
          <draw:text-box>
            <text:p><text:span text:style-name="T28">Protocol 50</text:span></text:p>
          </draw:text-box>
        </draw:frame>
        <draw:line draw:style-name="gr27" draw:text-style-name="P13" draw:layer="layout" svg:x1="10.4cm" svg:y1="3.6cm" svg:x2="10.4cm" svg:y2="7.1cm">
          <text:p/>
        </draw:line>
        <draw:frame draw:style-name="gr28" draw:text-style-name="P22" draw:layer="layout" svg:width="3.982cm" svg:height="1.195cm" svg:x="11.4cm" svg:y="3.905cm">
          <draw:text-box>
            <text:p><text:span text:style-name="T27">ESP</text:span></text:p>
          </draw:text-box>
        </draw:frame>
        <draw:frame draw:style-name="gr29" draw:text-style-name="P21" draw:layer="layout" svg:width="7.457cm" svg:height="1.5cm" svg:x="13.1cm" svg:y="5.2cm">
          <draw:text-box>
            <text:p><text:span text:style-name="T28">Next Header 144</text:span></text:p>
          </draw:text-box>
        </draw:frame>
        <draw:frame draw:style-name="gr28" draw:text-style-name="P22" draw:layer="layout" svg:width="10cm" svg:height="1.195cm" svg:x="0.6cm" svg:y="7.5cm">
          <draw:text-box>
            <text:p><text:span text:style-name="T27">AGGFRAG_PAYLOAD</text:span></text:p>
          </draw:text-box>
        </draw:frame>
        <draw:frame draw:style-name="gr30" draw:text-style-name="P21" draw:layer="layout" svg:width="16.292cm" svg:height="1.5cm" svg:x="10.339cm" svg:y="7.8cm">
          <draw:text-box>
            <text:p><text:span text:style-name="T28">Sub-type (3) ESP-ECHO-RESPONSE</text:span></text:p>
          </draw:text-box>
        </draw:frame>
        <draw:line draw:style-name="gr27" draw:text-style-name="P13" draw:layer="layout" svg:x1="0.6cm" svg:y1="7.1cm" svg:x2="27.4cm" svg:y2="7.1cm">
          <text:p/>
        </draw:line>
        <draw:frame draw:style-name="gr31" draw:text-style-name="P21" draw:layer="layout" svg:width="3.211cm" svg:height="1.5cm" svg:x="7.3cm" svg:y="9.9cm">
          <draw:text-box>
            <text:p><text:span text:style-name="T28">R Flag</text:span></text:p>
          </draw:text-box>
        </draw:frame>
        <draw:frame draw:style-name="gr32" draw:text-style-name="P21" draw:layer="layout" svg:width="5.514cm" svg:height="1.5cm" svg:x="11.4cm" svg:y="9.9cm">
          <draw:text-box>
            <text:p><text:span text:style-name="T28">Data Length</text:span></text:p>
          </draw:text-box>
        </draw:frame>
        <draw:frame draw:style-name="gr33" draw:text-style-name="P21" draw:layer="layout" svg:width="4.457cm" svg:height="1.5cm" svg:x="1.143cm" svg:y="12.1cm">
          <draw:text-box>
            <text:p><text:span text:style-name="T28">Identifier</text:span></text:p>
          </draw:text-box>
        </draw:frame>
        <draw:frame draw:style-name="gr34" draw:text-style-name="P21" draw:layer="layout" svg:width="7.144cm" svg:height="1.5cm" svg:x="17.7cm" svg:y="9.9cm">
          <draw:text-box>
            <text:p><text:span text:style-name="T28">Return Path SPI</text:span></text:p>
          </draw:text-box>
        </draw:frame>
        <draw:frame draw:style-name="gr35" draw:text-style-name="P21" draw:layer="layout" svg:width="5.671cm" svg:height="1.5cm" svg:x="7.3cm" svg:y="12.1cm">
          <draw:text-box>
            <text:p><text:span text:style-name="T28">Sequence # </text:span></text:p>
          </draw:text-box>
        </draw:frame>
        <draw:frame draw:style-name="gr36" draw:text-style-name="P21" draw:layer="layout" svg:width="6.124cm" svg:height="1.5cm" svg:x="15.601cm" svg:y="12.1cm">
          <draw:text-box>
            <text:p><text:span text:style-name="T28">Optional Data</text:span></text:p>
          </draw:text-box>
        </draw:frame>
        <draw:line draw:style-name="gr27" draw:text-style-name="P13" draw:layer="layout" svg:x1="0.6cm" svg:y1="9.6cm" svg:x2="27.4cm" svg:y2="9.6cm">
          <text:p/>
        </draw:line>
        <draw:frame draw:style-name="gr37" draw:text-style-name="P22" draw:layer="layout" svg:width="6.182cm" svg:height="2.139cm" svg:x="0.918cm" svg:y="9.961cm">
          <draw:text-box>
            <text:p><text:span text:style-name="T27">Echo Paylo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add8e6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1e9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7cm" fo:min-width="3.016cm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377cm" svg:y="14.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8.6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draw:frame draw:style-name="Mgr3" draw:text-style-name="MP7" draw:layer="backgroundobjects" svg:width="2.468cm" svg:height="0.422cm" svg:x="1.432cm" svg:y="14.7cm">
        <draw:image xlink:href="Pictures/10000001000000690000001263A08E5A510D3D1E.png" xlink:type="simple" xlink:show="embed" xlink:actuate="onLoad" draw:mime-type="image/png">
          <text:p/>
        </draw:image>
      </draw:frame>
      <draw:frame draw:style-name="Mgr4" draw:text-style-name="MP8" draw:layer="backgroundobjects" svg:width="3.516cm" svg:height="1.187cm" svg:x="12.984cm" svg:y="14.563cm">
        <draw:text-box>
          <text:p><text:date style:data-style-name="D1" text:date-value="2024-11-02">02/11/24</text:date></text:p>
        </draw:text-box>
      </draw:frame>
      <draw:frame draw:style-name="Mgr5" draw:text-style-name="MP8" draw:layer="backgroundobjects" svg:width="10.646cm" svg:height="1.187cm" svg:x="16.8cm" svg:y="14.248cm">
        <draw:text-box>
          <text:p text:style-name="MP9"><text:page-number>5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9-09T00:00:35.904977533</meta:creation-date>
    <dc:date>2024-11-02T23:24:07.733690398</dc:date>
    <meta:editing-duration>P12DT4H14M13S</meta:editing-duration>
    <meta:editing-cycles>60</meta:editing-cycles>
    <meta:generator>LibreOffice/7.3.5.2$MacOSX_AARCH64 LibreOffice_project/184fe81b8c8c30d8b5082578aee2fed2ea847c01</meta:generator>
    <meta:document-statistic meta:object-count="116"/>
  </office:meta>
</office:document-meta>
</file>